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Default" style:data-style-name="N0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36"/>
    <style:style style:name="ce5" style:family="table-cell" style:parent-style-name="Default" style:data-style-name="N14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5425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1.947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4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6377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style-name="ce1"/>
          <table:table-cell office:value-type="string" table:style-name="ce2">
            <text:p>Product</text:p>
          </table:table-cell>
          <table:table-cell office:value-type="string" table:style-name="ce2">
            <text:p>Price</text:p>
          </table:table-cell>
          <table:table-cell office:value-type="string" table:style-name="ce2">
            <text:p>AverageTrueRange</text:p>
          </table:table-cell>
          <table:table-cell office:value-type="string" table:style-name="ce1">
            <text:p>Settlement</text:p>
          </table:table-cell>
          <table:table-cell office:value-type="string" table:style-name="ce1">
            <text:p>Threshold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table:number-columns-repeated="3" table:style-name="ce3"/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L</text:p>
          </table:table-cell>
          <table:table-cell office:value-type="string" table:style-name="ce2">
            <text:p>WTI Crude</text:p>
          </table:table-cell>
          <table:table-cell office:value-type="float" office:value="52" table:style-name="ce2">
            <text:p>52</text:p>
          </table:table-cell>
          <table:table-cell office:value-type="float" office:value="8.5900000000000004E-2" table:style-name="ce2">
            <text:p>0.0859</text:p>
          </table:table-cell>
          <table:table-cell office:value-type="time" office:time-value="PT14H30M0S" table:style-name="ce4">
            <text:p>02:30:00 PM</text:p>
          </table:table-cell>
          <table:table-cell office:value-type="percentage" office:value="1.7180000000000001E-2" table:formula="of:=10.4*[.E4]/[.D4]" table:style-name="ce5">
            <text:p>1.72%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WBS</text:p>
          </table:table-cell>
          <table:table-cell office:value-type="string" table:style-name="ce2">
            <text:p>WBS</text:p>
          </table:table-cell>
          <table:table-cell office:value-type="float" office:value="52" table:style-name="ce2">
            <text:p>52</text:p>
          </table:table-cell>
          <table:table-cell office:value-type="float" office:value="8.5900000000000004E-2" table:style-name="ce2">
            <text:p>0.0859</text:p>
          </table:table-cell>
          <table:table-cell office:value-type="time" office:time-value="PT14H30M0S" table:style-name="ce4">
            <text:p>02:30:00 PM</text:p>
          </table:table-cell>
          <table:table-cell office:value-type="percentage" office:value="1.7180000000000001E-2" table:formula="of:=10.4*[.E5]/[.D5]" table:style-name="ce5">
            <text:p>1.72%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BZ</text:p>
          </table:table-cell>
          <table:table-cell office:value-type="string" table:style-name="ce2">
            <text:p>BZ</text:p>
          </table:table-cell>
          <table:table-cell office:value-type="float" office:value="55" table:style-name="ce2">
            <text:p>55</text:p>
          </table:table-cell>
          <table:table-cell office:value-type="float" office:value="8.0199999999999994E-2" table:style-name="ce2">
            <text:p>0.0802</text:p>
          </table:table-cell>
          <table:table-cell office:value-type="time" office:time-value="PT14H30M0S" table:style-name="ce4">
            <text:p>02:30:00 PM</text:p>
          </table:table-cell>
          <table:table-cell office:value-type="percentage" office:value="1.5165090909090908E-2" table:formula="of:=10.4*[.E6]/[.D6]" table:style-name="ce5">
            <text:p>1.52%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HO</text:p>
          </table:table-cell>
          <table:table-cell office:value-type="string" table:style-name="ce2">
            <text:p>Heating Oil</text:p>
          </table:table-cell>
          <table:table-cell office:value-type="float" office:value="1.6" table:style-name="ce2">
            <text:p>1.6</text:p>
          </table:table-cell>
          <table:table-cell office:value-type="float" office:value="1.8E-3" table:style-name="ce2">
            <text:p>0.0018</text:p>
          </table:table-cell>
          <table:table-cell office:value-type="time" office:time-value="PT14H30M0S" table:style-name="ce4">
            <text:p>02:30:00 PM</text:p>
          </table:table-cell>
          <table:table-cell office:value-type="percentage" office:value="1.17E-2" table:formula="of:=10.4*[.E7]/[.D7]" table:style-name="ce5">
            <text:p>1.17%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UHO</text:p>
          </table:table-cell>
          <table:table-cell office:value-type="string" table:style-name="ce2">
            <text:p>UHO</text:p>
          </table:table-cell>
          <table:table-cell office:value-type="float" office:value="1.6" table:style-name="ce2">
            <text:p>1.6</text:p>
          </table:table-cell>
          <table:table-cell office:value-type="float" office:value="1.8E-3" table:style-name="ce2">
            <text:p>0.0018</text:p>
          </table:table-cell>
          <table:table-cell office:value-type="time" office:time-value="PT14H30M0S" table:style-name="ce4">
            <text:p>02:30:00 PM</text:p>
          </table:table-cell>
          <table:table-cell office:value-type="percentage" office:value="1.17E-2" table:formula="of:=10.4*[.E8]/[.D8]" table:style-name="ce5">
            <text:p>1.17%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RB</text:p>
          </table:table-cell>
          <table:table-cell office:value-type="string" table:style-name="ce2">
            <text:p>Gasoline</text:p>
          </table:table-cell>
          <table:table-cell office:value-type="float" office:value="1.55" table:style-name="ce2">
            <text:p>1.55</text:p>
          </table:table-cell>
          <table:table-cell office:value-type="float" office:value="2.0999999999999999E-3" table:style-name="ce2">
            <text:p>0.0021</text:p>
          </table:table-cell>
          <table:table-cell office:value-type="time" office:time-value="PT14H30M0S" table:style-name="ce4">
            <text:p>02:30:00 PM</text:p>
          </table:table-cell>
          <table:table-cell office:value-type="percentage" office:value="1.4090322580645159E-2" table:formula="of:=10.4*[.E9]/[.D9]" table:style-name="ce5">
            <text:p>1.41%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UHU</text:p>
          </table:table-cell>
          <table:table-cell office:value-type="string" table:style-name="ce2">
            <text:p>UHU</text:p>
          </table:table-cell>
          <table:table-cell office:value-type="float" office:value="1.55" table:style-name="ce2">
            <text:p>1.55</text:p>
          </table:table-cell>
          <table:table-cell office:value-type="float" office:value="2.0999999999999999E-3" table:style-name="ce2">
            <text:p>0.0021</text:p>
          </table:table-cell>
          <table:table-cell office:value-type="time" office:time-value="PT14H30M0S" table:style-name="ce4">
            <text:p>02:30:00 PM</text:p>
          </table:table-cell>
          <table:table-cell office:value-type="percentage" office:value="1.4090322580645159E-2" table:formula="of:=10.4*[.E10]/[.D10]" table:style-name="ce5">
            <text:p>1.41%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NG</text:p>
          </table:table-cell>
          <table:table-cell office:value-type="string" table:style-name="ce2">
            <text:p>Natural Gas</text:p>
          </table:table-cell>
          <table:table-cell office:value-type="float" office:value="2.6" table:style-name="ce2">
            <text:p>2.6</text:p>
          </table:table-cell>
          <table:table-cell office:value-type="float" office:value="7.9000000000000008E-3" table:style-name="ce2">
            <text:p>0.0079</text:p>
          </table:table-cell>
          <table:table-cell office:value-type="time" office:time-value="PT14H30M0S" table:style-name="ce4">
            <text:p>02:30:00 PM</text:p>
          </table:table-cell>
          <table:table-cell office:value-type="percentage" office:value="3.1600000000000003E-2" table:formula="of:=10.4*[.E11]/[.D11]" table:style-name="ce5">
            <text:p>3.16%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BRN</text:p>
          </table:table-cell>
          <table:table-cell office:value-type="string" table:style-name="ce2">
            <text:p>Brent Crude</text:p>
          </table:table-cell>
          <table:table-cell office:value-type="float" office:value="55" table:style-name="ce2">
            <text:p>55</text:p>
          </table:table-cell>
          <table:table-cell office:value-type="float" office:value="8.0199999999999994E-2" table:style-name="ce2">
            <text:p>0.0802</text:p>
          </table:table-cell>
          <table:table-cell office:value-type="time" office:time-value="PT14H30M0S" table:style-name="ce4">
            <text:p>02:30:00 PM</text:p>
          </table:table-cell>
          <table:table-cell office:value-type="percentage" office:value="1.5165090909090908E-2" table:formula="of:=10.4*[.E12]/[.D12]" table:style-name="ce5">
            <text:p>1.52%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G</text:p>
          </table:table-cell>
          <table:table-cell office:value-type="string" table:style-name="ce2">
            <text:p>Gasoil</text:p>
          </table:table-cell>
          <table:table-cell office:value-type="float" office:value="458" table:style-name="ce2">
            <text:p>458</text:p>
          </table:table-cell>
          <table:table-cell office:value-type="float" office:value="0.91249999999999998" table:style-name="ce2">
            <text:p>0.9125</text:p>
          </table:table-cell>
          <table:table-cell office:value-type="time" office:time-value="PT11H30M0S" table:style-name="ce4">
            <text:p>11:30:00 AM</text:p>
          </table:table-cell>
          <table:table-cell office:value-type="percentage" office:value="2.072052401746725E-2" table:formula="of:=10.4*[.E13]/[.D13]" table:style-name="ce5">
            <text:p>2.07%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PL</text:p>
          </table:table-cell>
          <table:table-cell office:value-type="string" table:style-name="ce2">
            <text:p>Platinum</text:p>
          </table:table-cell>
          <table:table-cell office:value-type="float" office:value="1094" table:style-name="ce2">
            <text:p>1094</text:p>
          </table:table-cell>
          <table:table-cell office:value-type="float" office:value="3.0750000000000002" table:style-name="ce2">
            <text:p>3.075</text:p>
          </table:table-cell>
          <table:table-cell office:value-type="time" office:time-value="PT13H5M0S" table:style-name="ce4">
            <text:p>01:05:00 PM</text:p>
          </table:table-cell>
          <table:table-cell office:value-type="percentage" office:value="2.9232175502742232E-2" table:formula="of:=10.4*[.E14]/[.D14]" table:style-name="ce5">
            <text:p>2.92%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PA</text:p>
          </table:table-cell>
          <table:table-cell office:value-type="string" table:style-name="ce2">
            <text:p>Palladium</text:p>
          </table:table-cell>
          <table:table-cell office:value-type="float" office:value="2370" table:style-name="ce2">
            <text:p>2370</text:p>
          </table:table-cell>
          <table:table-cell office:value-type="float" office:value="3.9110999999999998" table:style-name="ce2">
            <text:p>3.9111</text:p>
          </table:table-cell>
          <table:table-cell office:value-type="time" office:time-value="PT13H5M0S" table:style-name="ce4">
            <text:p>01:05:00 PM</text:p>
          </table:table-cell>
          <table:table-cell office:value-type="percentage" office:value="1.7162632911392407E-2" table:formula="of:=10.4*[.E15]/[.D15]" table:style-name="ce5">
            <text:p>1.72%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GC</text:p>
          </table:table-cell>
          <table:table-cell office:value-type="string" table:style-name="ce2">
            <text:p>Gold</text:p>
          </table:table-cell>
          <table:table-cell office:value-type="float" office:value="1838" table:style-name="ce2">
            <text:p>1838</text:p>
          </table:table-cell>
          <table:table-cell office:value-type="float" office:value="1.5689" table:style-name="ce2">
            <text:p>1.5689</text:p>
          </table:table-cell>
          <table:table-cell office:value-type="time" office:time-value="PT13H30M0S" table:style-name="ce4">
            <text:p>01:30:00 PM</text:p>
          </table:table-cell>
          <table:table-cell office:value-type="percentage" office:value="8.8773449401523385E-3" table:formula="of:=10.4*[.E16]/[.D16]" table:style-name="ce5">
            <text:p>0.89%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SI</text:p>
          </table:table-cell>
          <table:table-cell office:value-type="string" table:style-name="ce2">
            <text:p>Silver</text:p>
          </table:table-cell>
          <table:table-cell office:value-type="float" office:value="25.2" table:style-name="ce2">
            <text:p>25.2</text:p>
          </table:table-cell>
          <table:table-cell office:value-type="float" office:value="4.3799999999999999E-2" table:style-name="ce2">
            <text:p>0.0438</text:p>
          </table:table-cell>
          <table:table-cell office:value-type="time" office:time-value="PT13H25M0S" table:style-name="ce4">
            <text:p>01:25:00 PM</text:p>
          </table:table-cell>
          <table:table-cell office:value-type="percentage" office:value="1.8076190476190475E-2" table:formula="of:=10.4*[.E17]/[.D17]" table:style-name="ce5">
            <text:p>1.81%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HG</text:p>
          </table:table-cell>
          <table:table-cell office:value-type="string" table:style-name="ce2">
            <text:p>Copper</text:p>
          </table:table-cell>
          <table:table-cell office:value-type="float" office:value="3.64" table:style-name="ce2">
            <text:p>3.64</text:p>
          </table:table-cell>
          <table:table-cell office:value-type="float" office:value="5.1000000000000004E-3" table:style-name="ce2">
            <text:p>0.0051</text:p>
          </table:table-cell>
          <table:table-cell office:value-type="time" office:time-value="PT13H0M0S" table:style-name="ce4">
            <text:p>01:00:00 PM</text:p>
          </table:table-cell>
          <table:table-cell office:value-type="percentage" office:value="1.4571428571428572E-2" table:formula="of:=10.4*[.E18]/[.D18]" table:style-name="ce5">
            <text:p>1.46%</text:p>
          </table:table-cell>
          <table:table-cell table:number-columns-repeated="16377"/>
        </table:table-row>
        <table:table-row table:number-rows-repeated="2" table:style-name="ro1">
          <table:table-cell/>
          <table:table-cell table:style-name="ce1"/>
          <table:table-cell table:number-columns-repeated="3" table:style-name="ce3"/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ZS</text:p>
          </table:table-cell>
          <table:table-cell office:value-type="string" table:style-name="ce2">
            <text:p>Soybeans</text:p>
          </table:table-cell>
          <table:table-cell office:value-type="float" office:value="1400" table:style-name="ce2">
            <text:p>1400</text:p>
          </table:table-cell>
          <table:table-cell office:value-type="float" office:value="2.0832999999999999" table:style-name="ce2">
            <text:p>2.0833</text:p>
          </table:table-cell>
          <table:table-cell office:value-type="time" office:time-value="PT14H15M0S" table:style-name="ce4">
            <text:p>02:15:00 PM</text:p>
          </table:table-cell>
          <table:table-cell office:value-type="percentage" office:value="1.5475942857142856E-2" table:formula="of:=10.4*[.E21]/[.D21]" table:style-name="ce5">
            <text:p>1.55%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ZM</text:p>
          </table:table-cell>
          <table:table-cell office:value-type="string" table:style-name="ce2">
            <text:p>Soy Meal</text:p>
          </table:table-cell>
          <table:table-cell office:value-type="float" office:value="458" table:style-name="ce2">
            <text:p>458</text:p>
          </table:table-cell>
          <table:table-cell office:value-type="float" office:value="0.9194" table:style-name="ce2">
            <text:p>0.9194</text:p>
          </table:table-cell>
          <table:table-cell office:value-type="time" office:time-value="PT14H15M0S" table:style-name="ce4">
            <text:p>02:15:00 PM</text:p>
          </table:table-cell>
          <table:table-cell office:value-type="percentage" office:value="2.0877205240174671E-2" table:formula="of:=10.4*[.E22]/[.D22]" table:style-name="ce5">
            <text:p>2.09%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ZL</text:p>
          </table:table-cell>
          <table:table-cell office:value-type="string" table:style-name="ce2">
            <text:p>Soy Oil</text:p>
          </table:table-cell>
          <table:table-cell office:value-type="float" office:value="41" table:style-name="ce2">
            <text:p>41</text:p>
          </table:table-cell>
          <table:table-cell office:value-type="float" office:value="9.4299999999999995E-2" table:style-name="ce2">
            <text:p>0.0943</text:p>
          </table:table-cell>
          <table:table-cell office:value-type="time" office:time-value="PT14H15M0S" table:style-name="ce4">
            <text:p>02:15:00 PM</text:p>
          </table:table-cell>
          <table:table-cell office:value-type="percentage" office:value="2.392E-2" table:formula="of:=10.4*[.E23]/[.D23]" table:style-name="ce5">
            <text:p>2.39%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ZW</text:p>
          </table:table-cell>
          <table:table-cell office:value-type="string" table:style-name="ce2">
            <text:p>Wheat</text:p>
          </table:table-cell>
          <table:table-cell office:value-type="float" office:value="685" table:style-name="ce2">
            <text:p>685</text:p>
          </table:table-cell>
          <table:table-cell office:value-type="float" office:value="1.3569" table:style-name="ce2">
            <text:p>1.3569</text:p>
          </table:table-cell>
          <table:table-cell office:value-type="time" office:time-value="PT14H15M0S" table:style-name="ce4">
            <text:p>02:15:00 PM</text:p>
          </table:table-cell>
          <table:table-cell office:value-type="percentage" office:value="2.0601109489051094E-2" table:formula="of:=10.4*[.E24]/[.D24]" table:style-name="ce5">
            <text:p>2.06%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ZC</text:p>
          </table:table-cell>
          <table:table-cell office:value-type="string" table:style-name="ce2">
            <text:p>Corn</text:p>
          </table:table-cell>
          <table:table-cell office:value-type="float" office:value="530" table:style-name="ce2">
            <text:p>530</text:p>
          </table:table-cell>
          <table:table-cell office:value-type="float" office:value="1.1680999999999999" table:style-name="ce2">
            <text:p>1.1681</text:p>
          </table:table-cell>
          <table:table-cell office:value-type="time" office:time-value="PT14H15M0S" table:style-name="ce4">
            <text:p>02:15:00 PM</text:p>
          </table:table-cell>
          <table:table-cell office:value-type="percentage" office:value="2.2921207547169812E-2" table:formula="of:=10.4*[.E25]/[.D25]" table:style-name="ce5">
            <text:p>2.29%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CT</text:p>
          </table:table-cell>
          <table:table-cell office:value-type="string" table:style-name="ce2">
            <text:p>Cotton</text:p>
          </table:table-cell>
          <table:table-cell office:value-type="float" office:value="82" table:style-name="ce2">
            <text:p>82</text:p>
          </table:table-cell>
          <table:table-cell office:value-type="float" office:value="8.7800000000000003E-2" table:style-name="ce2">
            <text:p>0.0878</text:p>
          </table:table-cell>
          <table:table-cell office:value-type="time" office:time-value="PT14H15M0S" table:style-name="ce4">
            <text:p>02:15:00 PM</text:p>
          </table:table-cell>
          <table:table-cell office:value-type="percentage" office:value="1.1135609756097561E-2" table:formula="of:=10.4*[.E26]/[.D26]" table:style-name="ce5">
            <text:p>1.11%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SB</text:p>
          </table:table-cell>
          <table:table-cell office:value-type="string" table:style-name="ce2">
            <text:p>Sugar</text:p>
          </table:table-cell>
          <table:table-cell office:value-type="float" office:value="16.23" table:style-name="ce2">
            <text:p>16.23</text:p>
          </table:table-cell>
          <table:table-cell office:value-type="float" office:value="3.6200000000000003E-2" table:style-name="ce2">
            <text:p>0.0362</text:p>
          </table:table-cell>
          <table:table-cell office:value-type="time" office:time-value="PT12H55M0S" table:style-name="ce4">
            <text:p>12:55:00 PM</text:p>
          </table:table-cell>
          <table:table-cell office:value-type="percentage" office:value="2.3196549599507087E-2" table:formula="of:=10.4*[.E27]/[.D27]" table:style-name="ce5">
            <text:p>2.32%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KC</text:p>
          </table:table-cell>
          <table:table-cell office:value-type="string" table:style-name="ce2">
            <text:p>Coffee</text:p>
          </table:table-cell>
          <table:table-cell office:value-type="float" office:value="127" table:style-name="ce2">
            <text:p>127</text:p>
          </table:table-cell>
          <table:table-cell office:value-type="float" office:value="0.27939999999999998" table:style-name="ce2">
            <text:p>0.2794</text:p>
          </table:table-cell>
          <table:table-cell office:value-type="time" office:time-value="PT12H25M0S" table:style-name="ce4">
            <text:p>12:25:00 PM</text:p>
          </table:table-cell>
          <table:table-cell office:value-type="percentage" office:value="2.2879999999999998E-2" table:formula="of:=10.4*[.E28]/[.D28]" table:style-name="ce5">
            <text:p>2.29%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CC</text:p>
          </table:table-cell>
          <table:table-cell office:value-type="string" table:style-name="ce2">
            <text:p>Cocoa</text:p>
          </table:table-cell>
          <table:table-cell office:value-type="float" office:value="2594" table:style-name="ce2">
            <text:p>2594</text:p>
          </table:table-cell>
          <table:table-cell office:value-type="float" office:value="5.83" table:style-name="ce2">
            <text:p>5.83</text:p>
          </table:table-cell>
          <table:table-cell office:value-type="time" office:time-value="PT11H50M0S" table:style-name="ce4">
            <text:p>11:50:00 AM</text:p>
          </table:table-cell>
          <table:table-cell office:value-type="percentage" office:value="2.3373939861218197E-2" table:formula="of:=10.4*[.E29]/[.D29]" table:style-name="ce5">
            <text:p>2.34%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1">
            <text:p>KE</text:p>
          </table:table-cell>
          <table:table-cell office:value-type="string" table:style-name="ce2">
            <text:p>Wheat (HRW)</text:p>
          </table:table-cell>
          <table:table-cell office:value-type="float" office:value="654" table:style-name="ce2">
            <text:p>654</text:p>
          </table:table-cell>
          <table:table-cell office:value-type="float" office:value="1.1680999999999999" table:style-name="ce2">
            <text:p>1.1681</text:p>
          </table:table-cell>
          <table:table-cell office:value-type="time" office:time-value="PT14H15M0S" table:style-name="ce4">
            <text:p>02:15:00 PM</text:p>
          </table:table-cell>
          <table:table-cell office:value-type="percentage" office:value="1.8575290519877673E-2" table:formula="of:=10.4*[.E30]/[.D30]" table:style-name="ce5">
            <text:p>1.86%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table:number-columns-repeated="3" table:style-name="ce3"/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HE</text:p>
          </table:table-cell>
          <table:table-cell office:value-type="string" table:style-name="ce2">
            <text:p>Lean Hogs</text:p>
          </table:table-cell>
          <table:table-cell office:value-type="float" office:value="67.150000000000006" table:style-name="ce2">
            <text:p>67.15</text:p>
          </table:table-cell>
          <table:table-cell office:value-type="float" office:value="0.14080000000000001" table:style-name="ce2">
            <text:p>0.1408</text:p>
          </table:table-cell>
          <table:table-cell office:value-type="time" office:time-value="PT14H0M0S" table:style-name="ce4">
            <text:p>02:00:00 PM</text:p>
          </table:table-cell>
          <table:table-cell office:value-type="percentage" office:value="2.1806701414743113E-2" table:formula="of:=10.4*[.E32]/[.D32]" table:style-name="ce5">
            <text:p>2.18%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LE</text:p>
          </table:table-cell>
          <table:table-cell office:value-type="string" table:style-name="ce2">
            <text:p>Live Cattle</text:p>
          </table:table-cell>
          <table:table-cell office:value-type="float" office:value="112" table:style-name="ce2">
            <text:p>112</text:p>
          </table:table-cell>
          <table:table-cell office:value-type="float" office:value="0.154" table:style-name="ce2">
            <text:p>0.154</text:p>
          </table:table-cell>
          <table:table-cell office:value-type="time" office:time-value="PT14H0M0S" table:style-name="ce4">
            <text:p>02:00:00 PM</text:p>
          </table:table-cell>
          <table:table-cell office:value-type="percentage" office:value="1.4300000000000002E-2" table:formula="of:=10.4*[.E33]/[.D33]" table:style-name="ce5">
            <text:p>1.43%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GF</text:p>
          </table:table-cell>
          <table:table-cell office:value-type="string" table:style-name="ce2">
            <text:p>Feeder Cattle</text:p>
          </table:table-cell>
          <table:table-cell office:value-type="float" office:value="136" table:style-name="ce2">
            <text:p>136</text:p>
          </table:table-cell>
          <table:table-cell office:value-type="float" office:value="0.21859999999999999" table:style-name="ce2">
            <text:p>0.2186</text:p>
          </table:table-cell>
          <table:table-cell office:value-type="time" office:time-value="PT14H0M0S" table:style-name="ce4">
            <text:p>02:00:00 PM</text:p>
          </table:table-cell>
          <table:table-cell office:value-type="percentage" office:value="1.6716470588235294E-2" table:formula="of:=10.4*[.E34]/[.D34]" table:style-name="ce5">
            <text:p>1.67%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table:number-columns-repeated="3" table:style-name="ce3"/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6J</text:p>
          </table:table-cell>
          <table:table-cell office:value-type="string" table:style-name="ce2">
            <text:p>Japanese Yen</text:p>
          </table:table-cell>
          <table:table-cell office:value-type="float" office:value="9.5999999999999992E-3" table:style-name="ce2">
            <text:p>0.0096</text:p>
          </table:table-cell>
          <table:table-cell office:value-type="float" office:value="3.1999999999999999E-6" table:style-name="ce2">
            <text:p>0.0000032</text:p>
          </table:table-cell>
          <table:table-cell office:value-type="time" office:time-value="PT15H0M0S" table:style-name="ce4">
            <text:p>03:00:00 PM</text:p>
          </table:table-cell>
          <table:table-cell office:value-type="percentage" office:value="3.4666666666666669E-3" table:formula="of:=10.4*[.E36]/[.D36]" table:style-name="ce5">
            <text:p>0.35%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6E</text:p>
          </table:table-cell>
          <table:table-cell office:value-type="string" table:style-name="ce2">
            <text:p>Euro</text:p>
          </table:table-cell>
          <table:table-cell office:value-type="float" office:value="1.21" table:style-name="ce2">
            <text:p>1.21</text:p>
          </table:table-cell>
          <table:table-cell office:value-type="float" office:value="2.9999999999999997E-4" table:style-name="ce2">
            <text:p>0.0003</text:p>
          </table:table-cell>
          <table:table-cell office:value-type="time" office:time-value="PT15H0M0S" table:style-name="ce4">
            <text:p>03:00:00 PM</text:p>
          </table:table-cell>
          <table:table-cell office:value-type="percentage" office:value="2.5785123966942151E-3" table:formula="of:=10.4*[.E37]/[.D37]" table:style-name="ce5">
            <text:p>0.26%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6B</text:p>
          </table:table-cell>
          <table:table-cell office:value-type="string" table:style-name="ce2">
            <text:p>British Pound</text:p>
          </table:table-cell>
          <table:table-cell office:value-type="float" office:value="1.36" table:style-name="ce2">
            <text:p>1.36</text:p>
          </table:table-cell>
          <table:table-cell office:value-type="float" office:value="4.0000000000000002E-4" table:style-name="ce2">
            <text:p>0.0004</text:p>
          </table:table-cell>
          <table:table-cell office:value-type="time" office:time-value="PT15H0M0S" table:style-name="ce4">
            <text:p>03:00:00 PM</text:p>
          </table:table-cell>
          <table:table-cell office:value-type="percentage" office:value="3.0588235294117649E-3" table:formula="of:=10.4*[.E38]/[.D38]" table:style-name="ce5">
            <text:p>0.31%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1">
            <text:p>6A</text:p>
          </table:table-cell>
          <table:table-cell office:value-type="string" table:style-name="ce2">
            <text:p>Australian Dollar</text:p>
          </table:table-cell>
          <table:table-cell office:value-type="float" office:value="0.77" table:style-name="ce2">
            <text:p>0.77</text:p>
          </table:table-cell>
          <table:table-cell office:value-type="float" office:value="2.9999999999999997E-4" table:style-name="ce2">
            <text:p>0.0003</text:p>
          </table:table-cell>
          <table:table-cell office:value-type="time" office:time-value="PT15H0M0S" table:style-name="ce4">
            <text:p>03:00:00 PM</text:p>
          </table:table-cell>
          <table:table-cell office:value-type="percentage" office:value="4.0519480519480514E-3" table:formula="of:=10.4*[.E39]/[.D39]" table:style-name="ce5">
            <text:p>0.41%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1">
            <text:p>6C</text:p>
          </table:table-cell>
          <table:table-cell office:value-type="string" table:style-name="ce2">
            <text:p>Canadian Dollar</text:p>
          </table:table-cell>
          <table:table-cell office:value-type="float" office:value="0.78" table:style-name="ce2">
            <text:p>0.78</text:p>
          </table:table-cell>
          <table:table-cell office:value-type="float" office:value="2.0000000000000001E-4" table:style-name="ce2">
            <text:p>0.0002</text:p>
          </table:table-cell>
          <table:table-cell office:value-type="time" office:time-value="PT15H0M0S" table:style-name="ce4">
            <text:p>03:00:00 PM</text:p>
          </table:table-cell>
          <table:table-cell office:value-type="percentage" office:value="2.666666666666667E-3" table:formula="of:=10.4*[.E40]/[.D40]" table:style-name="ce5">
            <text:p>0.27%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6M</text:p>
          </table:table-cell>
          <table:table-cell office:value-type="string" table:style-name="ce2">
            <text:p>Mexican Peso</text:p>
          </table:table-cell>
          <table:table-cell office:value-type="float" office:value="5.0500000000000003E-2" table:style-name="ce2">
            <text:p>0.0505</text:p>
          </table:table-cell>
          <table:table-cell office:value-type="float" office:value="5.0000000000000002E-5" table:style-name="ce2">
            <text:p>0.00005</text:p>
          </table:table-cell>
          <table:table-cell office:value-type="time" office:time-value="PT15H0M0S" table:style-name="ce4">
            <text:p>03:00:00 PM</text:p>
          </table:table-cell>
          <table:table-cell office:value-type="percentage" office:value="1.0297029702970298E-2" table:formula="of:=10.4*[.E41]/[.D41]" table:style-name="ce5">
            <text:p>1.03%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6S</text:p>
          </table:table-cell>
          <table:table-cell office:value-type="string" table:style-name="ce2">
            <text:p>Swiss Franc</text:p>
          </table:table-cell>
          <table:table-cell office:value-type="float" office:value="1.1299999999999999" table:style-name="ce2">
            <text:p>1.13</text:p>
          </table:table-cell>
          <table:table-cell office:value-type="float" office:value="2.0000000000000001E-4" table:style-name="ce2">
            <text:p>0.0002</text:p>
          </table:table-cell>
          <table:table-cell office:value-type="time" office:time-value="PT15H0M0S" table:style-name="ce4">
            <text:p>03:00:00 PM</text:p>
          </table:table-cell>
          <table:table-cell office:value-type="percentage" office:value="1.8407079646017702E-3" table:formula="of:=10.4*[.E42]/[.D42]" table:style-name="ce5">
            <text:p>0.18%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1">
            <text:p>DX</text:p>
          </table:table-cell>
          <table:table-cell office:value-type="string" table:style-name="ce2">
            <text:p>US Dollar Index</text:p>
          </table:table-cell>
          <table:table-cell office:value-type="float" office:value="90.5" table:style-name="ce2">
            <text:p>90.5</text:p>
          </table:table-cell>
          <table:table-cell office:value-type="float" office:value="1.8800000000000001E-2" table:style-name="ce2">
            <text:p>0.0188</text:p>
          </table:table-cell>
          <table:table-cell office:value-type="time" office:time-value="PT15H0M0S" table:style-name="ce4">
            <text:p>03:00:00 PM</text:p>
          </table:table-cell>
          <table:table-cell office:value-type="percentage" office:value="2.1604419889502766E-3" table:formula="of:=10.4*[.E43]/[.D43]" table:style-name="ce5">
            <text:p>0.22%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ES</text:p>
          </table:table-cell>
          <table:table-cell office:value-type="string" table:style-name="ce2">
            <text:p>E-mini S&amp;P</text:p>
          </table:table-cell>
          <table:table-cell office:value-type="float" office:value="3780" table:style-name="ce2">
            <text:p>3780</text:p>
          </table:table-cell>
          <table:table-cell office:value-type="float" office:value="2.4944000000000002" table:style-name="ce2">
            <text:p>2.4944</text:p>
          </table:table-cell>
          <table:table-cell office:value-type="time" office:time-value="PT16H0M0S" table:style-name="ce4">
            <text:p>04:00:00 PM</text:p>
          </table:table-cell>
          <table:table-cell office:value-type="percentage" office:value="6.8628994708994718E-3" table:formula="of:=10.4*[.E44]/[.D44]" table:style-name="ce5">
            <text:p>0.69%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YM</text:p>
          </table:table-cell>
          <table:table-cell office:value-type="string" table:style-name="ce2">
            <text:p>E-mini Dow</text:p>
          </table:table-cell>
          <table:table-cell office:value-type="float" office:value="31000" table:style-name="ce2">
            <text:p>31000</text:p>
          </table:table-cell>
          <table:table-cell office:value-type="float" office:value="18.433299999999999" table:style-name="ce2">
            <text:p>18.4333</text:p>
          </table:table-cell>
          <table:table-cell office:value-type="time" office:time-value="PT16H0M0S" table:style-name="ce4">
            <text:p>04:00:00 PM</text:p>
          </table:table-cell>
          <table:table-cell office:value-type="percentage" office:value="6.1840748387096776E-3" table:formula="of:=10.4*[.E45]/[.D45]" table:style-name="ce5">
            <text:p>0.62%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UB</text:p>
          </table:table-cell>
          <table:table-cell office:value-type="string" table:style-name="ce2">
            <text:p>Ultra T-Bond</text:p>
          </table:table-cell>
          <table:table-cell office:value-type="float" office:value="205" table:style-name="ce2">
            <text:p>205</text:p>
          </table:table-cell>
          <table:table-cell office:value-type="float" office:value="0.124" table:style-name="ce2">
            <text:p>0.124</text:p>
          </table:table-cell>
          <table:table-cell office:value-type="time" office:time-value="PT16H0M0S" table:style-name="ce4">
            <text:p>04:00:00 PM</text:p>
          </table:table-cell>
          <table:table-cell office:value-type="percentage" office:value="6.2907317073170738E-3" table:formula="of:=10.4*[.E46]/[.D46]" table:style-name="ce5">
            <text:p>0.63%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ZB</text:p>
          </table:table-cell>
          <table:table-cell office:value-type="string" table:style-name="ce2">
            <text:p>T-Bond</text:p>
          </table:table-cell>
          <table:table-cell office:value-type="float" office:value="168" table:style-name="ce2">
            <text:p>168</text:p>
          </table:table-cell>
          <table:table-cell office:value-type="float" office:value="6.5500000000000003E-2" table:style-name="ce2">
            <text:p>0.0655</text:p>
          </table:table-cell>
          <table:table-cell office:value-type="time" office:time-value="PT16H0M0S" table:style-name="ce4">
            <text:p>04:00:00 PM</text:p>
          </table:table-cell>
          <table:table-cell office:value-type="percentage" office:value="4.0547619047619048E-3" table:formula="of:=10.4*[.E47]/[.D47]" table:style-name="ce5">
            <text:p>0.41%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MME</text:p>
          </table:table-cell>
          <table:table-cell office:value-type="string" table:style-name="ce2">
            <text:p>MSCI</text:p>
          </table:table-cell>
          <table:table-cell office:value-type="float" office:value="1267" table:style-name="ce2">
            <text:p>1267</text:p>
          </table:table-cell>
          <table:table-cell office:value-type="float" office:value="0.83" table:style-name="ce2">
            <text:p>0.83</text:p>
          </table:table-cell>
          <table:table-cell office:value-type="time" office:time-value="PT16H0M0S" table:style-name="ce4">
            <text:p>04:00:00 PM</text:p>
          </table:table-cell>
          <table:table-cell office:value-type="percentage" office:value="6.8129439621152322E-3" table:formula="of:=10.4*[.E48]/[.D48]" table:style-name="ce5">
            <text:p>0.68%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MFS</text:p>
          </table:table-cell>
          <table:table-cell office:value-type="string" table:style-name="ce2">
            <text:p>MSCI EAFE</text:p>
          </table:table-cell>
          <table:table-cell office:value-type="float" office:value="2127" table:style-name="ce2">
            <text:p>2127</text:p>
          </table:table-cell>
          <table:table-cell office:value-type="float" office:value="1.1044" table:style-name="ce2">
            <text:p>1.1044</text:p>
          </table:table-cell>
          <table:table-cell office:value-type="time" office:time-value="PT16H0M0S" table:style-name="ce4">
            <text:p>04:00:00 PM</text:p>
          </table:table-cell>
          <table:table-cell office:value-type="percentage" office:value="5.3999811941701928E-3" table:formula="of:=10.4*[.E49]/[.D49]" table:style-name="ce5">
            <text:p>0.54%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1">
            <text:p>NQ</text:p>
          </table:table-cell>
          <table:table-cell office:value-type="string" table:style-name="ce2">
            <text:p>E-mini Nasdaq</text:p>
          </table:table-cell>
          <table:table-cell office:value-type="float" office:value="12900" table:style-name="ce2">
            <text:p>12900</text:p>
          </table:table-cell>
          <table:table-cell office:value-type="float" office:value="11.720800000000001" table:style-name="ce2">
            <text:p>11.7208</text:p>
          </table:table-cell>
          <table:table-cell office:value-type="time" office:time-value="PT16H0M0S" table:style-name="ce4">
            <text:p>04:00:00 PM</text:p>
          </table:table-cell>
          <table:table-cell office:value-type="percentage" office:value="9.4493271317829461E-3" table:formula="of:=10.4*[.E50]/[.D50]" table:style-name="ce5">
            <text:p>0.94%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1">
            <text:p>RTY</text:p>
          </table:table-cell>
          <table:table-cell office:value-type="string" table:style-name="ce2">
            <text:p>E-mini Russell</text:p>
          </table:table-cell>
          <table:table-cell office:value-type="float" office:value="2137" table:style-name="ce2">
            <text:p>2137</text:p>
          </table:table-cell>
          <table:table-cell office:value-type="float" office:value="2.2599999999999998" table:style-name="ce2">
            <text:p>2.26</text:p>
          </table:table-cell>
          <table:table-cell office:value-type="time" office:time-value="PT16H0M0S" table:style-name="ce4">
            <text:p>04:00:00 PM</text:p>
          </table:table-cell>
          <table:table-cell office:value-type="percentage" office:value="1.0998596162845108E-2" table:formula="of:=10.4*[.E51]/[.D51]" table:style-name="ce5">
            <text:p>1.10%</text:p>
          </table:table-cell>
          <table:table-cell table:number-columns-repeated="16377"/>
        </table:table-row>
        <table:table-row table:number-rows-repeated="11" table:style-name="ro1">
          <table:table-cell/>
          <table:table-cell table:style-name="ce1"/>
          <table:table-cell table:number-columns-repeated="3" table:style-name="ce3"/>
          <table:table-cell table:number-columns-repeated="16379" table:style-name="ce1"/>
        </table:table-row>
        <table:table-row table:number-rows-repeated="104851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time-style style:name="N36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dc:creator>Nicholas Stepanek</dc:creator>
    <meta:creation-date>2021-01-19T09:27:28Z</meta:creation-date>
    <dc:date>2021-02-03T17:17:44Z</dc:date>
    <meta:editing-cycles>3</meta:editing-cycles>
    <meta:editing-duration>PT352S</meta:editing-duration>
  </office:meta>
</office:document-meta>
</file>